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5.1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501cm" fo:min-width="0.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3.498cm" fo:min-width="5.0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5ce" draw:textarea-horizontal-align="justify" draw:textarea-vertical-align="middle" draw:auto-grow-height="false" fo:min-height="3.498cm" fo:min-width="5.04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6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6.105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a6a6"/>
      <style:paragraph-properties fo:text-align="center" style:writing-mode="lr-tb"/>
    </style:style>
    <style:style style:name="P6" style:family="paragraph">
      <loext:graphic-properties draw:fill-color="#fff5c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-color="#fff200"/>
      <style:paragraph-properties fo:text-align="center"/>
    </style:style>
    <style:style style:name="P12" style:family="paragraph">
      <loext:graphic-properties draw:fill-color="#00a65d"/>
      <style:paragraph-properties fo:text-align="center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ffff38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X</text:span><text:line-break/><text:span text:style-name="T2">Efici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custom-shape draw:style-name="gr2" draw:text-style-name="P3" draw:layer="layout" svg:width="5.6cm" svg:height="3.8cm" svg:x="7.8cm" svg:y="11.8cm">
          <text:p text:style-name="P3">0-0-0-0-0-0</text:p>
          <text:p text:style-name="P3"/>
          <text:p text:style-name="P3">Gen: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5.6cm" svg:height="3.8cm" svg:x="3.6cm" svg:y="21cm">
          <text:p text:style-name="P3">0-0-0-0-0-6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7.2cm">
          <text:p text:style-name="P3">0-0-0-0-0-2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16.2cm">
          <text:p text:style-name="P3">0-0-0-0-0-4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.2cm" svg:y="11.8cm">
          <text:p text:style-name="P3">0-0-0-0-0-3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0.8cm" svg:y="21cm">
          <text:p text:style-name="P3">0-0-0-0-0-5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6.2cm">
          <text:p text:style-name="P3">0-0-0-0-0-7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1.2cm" svg:y="2.8cm">
          <text:p text:style-name="P3">0-0-0-0-0-1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1.8cm">
          <text:p text:style-name="P3">0-0-0-0-0-8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cm" svg:y="7cm">
          <text:p text:style-name="P3">0-0-0-0-0-9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3.8cm" svg:y="2.6cm">
          <text:p text:style-name="P3">0-0-0-0-0-0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custom-shape draw:style-name="gr2" draw:text-style-name="P3" draw:layer="layout" svg:width="5.6cm" svg:height="3.8cm" svg:x="7.8cm" svg:y="11.8cm">
          <text:p text:style-name="P3">0-0-0-0-0-6</text:p>
          <text:p text:style-name="P3"/>
          <text:p text:style-name="P3">Gen: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5.6cm" svg:height="3.8cm" svg:x="3.6cm" svg:y="21cm">
          <text:p text:style-name="P3">0-0-0-0-6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cm" svg:y="7.2cm">
          <text:p text:style-name="P3">0-0-0-0-2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16.2cm">
          <text:p text:style-name="P3">0-0-0-0-4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.2cm" svg:y="11.8cm">
          <text:p text:style-name="P3">0-0-0-0-3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0.8cm" svg:y="21cm">
          <text:p text:style-name="P3">0-0-0-0-5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6.2cm">
          <text:p text:style-name="P3">0-0-0-0-7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1.2cm" svg:y="2.8cm">
          <text:p text:style-name="P3">0-0-0-0-1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1.8cm">
          <text:p text:style-name="P3">0-0-0-0-8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cm" svg:y="7cm">
          <text:p text:style-name="P3">0-0-0-0-9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3.8cm" svg:y="2.6cm">
          <text:p text:style-name="P3">0-0-0-0-0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custom-shape draw:style-name="gr2" draw:text-style-name="P3" draw:layer="layout" svg:width="5.6cm" svg:height="3.8cm" svg:x="7.8cm" svg:y="11.8cm">
          <text:p text:style-name="P3">0-0-0-0-2-6</text:p>
          <text:p text:style-name="P3"/>
          <text:p text:style-name="P3">Gen: 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5.6cm" svg:height="3.8cm" svg:x="3.6cm" svg:y="21cm">
          <text:p text:style-name="P3">0-0-0-6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7.2cm">
          <text:p text:style-name="P3">0-0-0-2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16.2cm">
          <text:p text:style-name="P3">0-0-0-4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.2cm" svg:y="11.8cm">
          <text:p text:style-name="P3">0-0-0-3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0.8cm" svg:y="21cm">
          <text:p text:style-name="P3">0-0-0-5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6.2cm">
          <text:p text:style-name="P3">0-0-0-7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1.2cm" svg:y="2.8cm">
          <text:p text:style-name="P3">0-0-0-1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1.8cm">
          <text:p text:style-name="P3">0-0-0-8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cm" svg:y="7cm">
          <text:p text:style-name="P3">0-0-0-9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3.8cm" svg:y="2.6cm">
          <text:p text:style-name="P3">0-0-0-0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2" draw:text-style-name="P3" draw:layer="layout" svg:width="5.6cm" svg:height="3.8cm" svg:x="7.8cm" svg:y="11.8cm">
          <text:p text:style-name="P3">0-0-0-3-2-6</text:p>
          <text:p text:style-name="P3"/>
          <text:p text:style-name="P3">Gen: 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5.6cm" svg:height="3.8cm" svg:x="3.6cm" svg:y="21cm">
          <text:p text:style-name="P3">0-0-6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7.2cm">
          <text:p text:style-name="P3">0-0-2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16.2cm">
          <text:p text:style-name="P3">0-0-4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.2cm" svg:y="11.8cm">
          <text:p text:style-name="P3">0-0-3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0.8cm" svg:y="21cm">
          <text:p text:style-name="P3">0-0-5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6.2cm">
          <text:p text:style-name="P3">0-0-7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1.2cm" svg:y="2.8cm">
          <text:p text:style-name="P3">0-0-1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1.8cm">
          <text:p text:style-name="P3">0-0-8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cm" svg:y="7cm">
          <text:p text:style-name="P3">0-0-9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3.8cm" svg:y="2.6cm">
          <text:p text:style-name="P3">0-0-0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custom-shape draw:style-name="gr2" draw:text-style-name="P3" draw:layer="layout" svg:width="5.6cm" svg:height="3.8cm" svg:x="7.8cm" svg:y="11.8cm">
          <text:p text:style-name="P3">0-0-0-3-2-6</text:p>
          <text:p text:style-name="P3"/>
          <text:p text:style-name="P3">Gen: 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5.6cm" svg:height="3.8cm" svg:x="3.6cm" svg:y="21cm">
          <text:p text:style-name="P3"><text:span text:style-name="T3">0-6-</text:span>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7.2cm">
          <text:p text:style-name="P3">0-2-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3.8cm" svg:x="14cm" svg:y="16.2cm">
          <text:p text:style-name="P3"><text:span text:style-name="T3">0-4-</text:span>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.2cm" svg:y="11.8cm">
          <text:p text:style-name="P3"><text:span text:style-name="T3">0-3-</text:span>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0.8cm" svg:y="21cm">
          <text:p text:style-name="P3"><text:span text:style-name="T3">0-5-</text:span>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6.2cm">
          <text:p text:style-name="P3"><text:span text:style-name="T3">0-7-</text:span>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1.2cm" svg:y="2.8cm">
          <text:p text:style-name="P3">0-1-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1.8cm">
          <text:p text:style-name="P3"><text:span text:style-name="T3">0-8-</text:span>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cm" svg:y="7cm">
          <text:p text:style-name="P3"><text:span text:style-name="T3">0-9-</text:span>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3.8cm" svg:y="2.6cm">
          <text:p text:style-name="P3">0-0-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2" draw:text-style-name="P3" draw:layer="layout" svg:width="5.6cm" svg:height="3.8cm" svg:x="7.8cm" svg:y="11.8cm">
          <text:p text:style-name="P3">0-4-0-3-2-6</text:p>
          <text:p text:style-name="P3"/>
          <text:p text:style-name="P3">Gen: 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-0.422893277758227) translate (11.272cm 6.2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5.6cm" svg:height="3.8cm" svg:x="3.6cm" svg:y="21cm">
          <text:p text:style-name="P3"><text:span text:style-name="T3">6-4-</text:span>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7.2cm">
          <text:p text:style-name="P3"><text:span text:style-name="T3">2-</text:span>4-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cm" svg:y="16.2cm">
          <text:p text:style-name="P3"><text:span text:style-name="T3">4-4-</text:span>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4.2cm" svg:y="11.8cm">
          <text:p text:style-name="P3"><text:span text:style-name="T3">3-4-</text:span>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0.8cm" svg:y="21cm">
          <text:p text:style-name="P3"><text:span text:style-name="T3">5-4-</text:span>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6.2cm">
          <text:p text:style-name="P3"><text:span text:style-name="T3">7-4-</text:span>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1.2cm" svg:y="2.8cm">
          <text:p text:style-name="P3"><text:span text:style-name="T3">1-</text:span>4-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.2cm" svg:y="11.8cm">
          <text:p text:style-name="P3"><text:span text:style-name="T3">8-4-</text:span>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1cm" svg:y="7cm">
          <text:p text:style-name="P3"><text:span text:style-name="T3">9-4-</text:span>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3.8cm" svg:x="3.8cm" svg:y="2.6cm">
          <text:p text:style-name="P3"><text:span text:style-name="T3">0-</text:span>4-0-3-2-6</text:p>
          <text:p text:style-name="P3"/>
          <text:p text:style-name="P3">Gen: 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2cm" draw:transform="rotate (0.263021118275545) translate (8.164cm 6.6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0.841248699461267) translate (13.491cm 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97945156607952) translate (12.2cm 20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2.26247030936025) translate (7.293cm 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2.30261288215612) translate (14.223cm 16.7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1.57568324870048) translate (6.403cm 14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-1.61669848612235) translate (15.031cm 12.94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0.708603676309698) translate (6.2cm 10.2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4cm" svg:height="2cm" draw:transform="rotate (3.08521851875038) translate (9.998cm 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text-style-name="P1" draw:layer="layout" svg:width="17.099cm" svg:height="6.105cm" svg:x="1.95cm" svg:y="1.3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6" draw:text-style-name="P8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7" draw:text-style-name="P9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8" draw:text-style-name="P10" draw:layer="layout" svg:width="1.679cm" svg:height="0.569cm" svg:x="11.103cm" svg:y="23.902cm">
          <draw:text-box>
            <text:p><text:span text:style-name="T4">(dibujo 5)</text:span></text:p>
          </draw:text-box>
        </draw:frame>
        <draw:custom-shape draw:style-name="gr9" draw:text-style-name="P11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4cm" svg:height="0.8cm" svg:x="7.902cm" svg:y="24.001cm">
          <text:p text:style-name="P13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5" draw:layer="layout" svg:width="2.4cm" svg:height="0.8cm" svg:x="12.702cm" svg:y="19.001cm">
          <text:p text:style-name="P13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13" draw:text-style-name="P8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7" draw:text-style-name="P9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15" draw:text-style-name="P8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draw:style-name="gr7" draw:text-style-name="P9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679cm" svg:height="0.569cm" svg:x="5.402cm" svg:y="7.701cm">
          <draw:text-box>
            <text:p><text:span text:style-name="T4">(dibujo 1)</text:span></text:p>
          </draw:text-box>
        </draw:frame>
        <draw:frame draw:style-name="gr7" draw:text-style-name="P9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679cm" svg:height="0.569cm" svg:x="17.4cm" svg:y="9.5cm">
          <draw:text-box>
            <text:p><text:span text:style-name="T4">(dibujo 2)</text:span></text:p>
          </draw:text-box>
        </draw:frame>
        <draw:frame draw:style-name="gr8" draw:text-style-name="P10" draw:layer="layout" svg:width="1.679cm" svg:height="0.569cm" svg:x="14.601cm" svg:y="19.301cm">
          <draw:text-box>
            <text:p><text:span text:style-name="T4">(dibujo 3)</text:span></text:p>
          </draw:text-box>
        </draw:frame>
        <draw:frame draw:style-name="gr7" draw:text-style-name="P9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679cm" svg:height="0.569cm" svg:x="5.902cm" svg:y="25.201cm">
          <draw:text-box>
            <text:p><text:span text:style-name="T4">(dibujo 4)</text:span></text:p>
          </draw:text-box>
        </draw:frame>
        <draw:custom-shape draw:style-name="gr16" draw:text-style-name="P17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7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7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7" draw:text-style-name="P9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7" draw:text-style-name="P8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8" draw:text-style-name="P19" draw:layer="layout" svg:width="11.637cm" svg:height="8.783cm" svg:x="1.2cm" svg:y="8.417cm">
          <draw:text-box>
            <text:p text:style-name="P18">Sus hijos serán como el, un tablero con una ficha.</text:p>
            <text:p text:style-name="P18">Pero no deben ser iguales, </text:p>
            <text:p text:style-name="P18">así que la ficha estará en otra posición.</text:p>
            <text:p text:style-name="P18"/>
            <text:p text:style-name="P18">Digamos que la ficha solo puede moverse una casilla en cada generación </text:p>
            <text:p text:style-name="P18">En cualquier dirección, pero solo una casilla.</text:p>
            <text:p/>
          </draw:text-box>
        </draw:frame>
        <draw:frame draw:style-name="gr8" draw:text-style-name="P10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8" draw:text-style-name="P10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8" draw:text-style-name="P10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8" draw:text-style-name="P10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7" draw:text-style-name="P9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9" draw:text-style-name="P8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8" draw:text-style-name="P10" draw:layer="layout" svg:width="1.679cm" svg:height="0.569cm" svg:x="11.101cm" svg:y="20.501cm">
          <draw:text-box>
            <text:p><text:span text:style-name="T4">(dibujo 5)</text:span></text:p>
          </draw:text-box>
        </draw:frame>
        <draw:custom-shape draw:style-name="gr9" draw:text-style-name="P11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4cm" svg:height="0.8cm" svg:x="7.9cm" svg:y="20.6cm">
          <text:p text:style-name="P13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5" draw:layer="layout" svg:width="2.4cm" svg:height="0.8cm" svg:x="12.7cm" svg:y="15.6cm">
          <text:p text:style-name="P13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8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7" draw:text-style-name="P9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0" draw:layer="layout" svg:width="18.2cm" svg:height="27.98cm" svg:x="1cm" svg:y="1.4cm">
          <draw:text-box>
            <text:p><text:span text:style-name="T6">Como resuelvo el problema ?</text:span></text:p>
            <text:p><text:span text:style-name="T6"/></text:p>
            <text:p><text:span text:style-name="T6">Muy fácil</text:span></text:p>
            <text:p><text:span text:style-name="T6">Creo un tablero con una ficha en la entrada del laberinto, 'A1' (dibujo 6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n mi toque mágico, lo doto de vida, y le llamo Adán</text:span></text:p>
            <text:p><text:span text:style-name="T6"><text:s/></text:span></text:p>
            <text:p><text:span text:style-name="T6">Y le digo: </text:span></text:p>
            <text:p><text:span text:style-name="T6"/></text:p>
            <text:p><text:span text:style-name="T6">- que viva una larga vida</text:span></text:p>
            <text:p><text:span text:style-name="T6">- que no piense en nada y solo haga lo que quiera hacer</text:span></text:p>
            <text:p><text:span text:style-name="T6">- que tenga tantos hijos como pueda</text:span></text:p>
            <text:p><text:span text:style-name="T6">- y que igual hagan sus hijos</text:span></text:p>
            <text:p><text:span text:style-name="T6">- y los hijos de sus hijos</text:span></text:p>
            <text:p><text:span text:style-name="T6">- por toda la eternidad</text:span></text:p>
            <text:p><text:span text:style-name="T6"/></text:p>
            <text:p><text:span text:style-name="T6">No importa que el sepa cual es el problema que debo resolver, solo debe vivir, disfrutar, y nada mas.</text:span></text:p>
            <text:p><text:span text:style-name="T6">Esta vida es un regalo que yo le hago,</text:span></text:p>
            <text:p><text:span text:style-name="T6">solo con una condición</text:span></text:p>
            <text:p><text:span text:style-name="T6"/></text:p>
            <text:p><text:span text:style-name="T6">Si alguno de sus descendientes esta posicionado en la casilla 'H8' (la salida), debe hacérmelo saber.</text:span></text:p>
            <text:p><text:span text:style-name="T6"/></text:p>
            <text:p><text:span text:style-name="T6">Y entonces, </text:span></text:p>
            <text:p><text:span text:style-name="T6"><text:tab/></text:span><text:span text:style-name="T6"><text:tab/></text:span><text:span text:style-name="T6"><text:tab/></text:span><text:span text:style-name="T6">sucede lo siguiente ...</text:span></text:p>
            <text:p><text:span text:style-name="T6"/></text:p>
          </draw:text-box>
        </draw:frame>
        <draw:frame draw:style-name="gr8" draw:text-style-name="P10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7" draw:text-style-name="P9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10.8cm" svg:height="3.095cm" svg:x="1cm" svg:y="1.4cm">
          <draw:text-box>
            <text:p><text:span text:style-name="T6">Si ‘A1’ tiene todos los hijos posibles, </text:span></text:p>
            <text:p><text:span text:style-name="T6">estos ocuparían las posiciones (marcadas con X)</text:span></text:p>
            <text:p><text:span text:style-name="T6">que se muestran en el dibujo 7.</text:span></text:p>
          </draw:text-box>
        </draw:frame>
        <draw:frame draw:style-name="gr8" draw:text-style-name="P10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23" draw:text-style-name="P21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23" draw:text-style-name="P22" draw:layer="layout" svg:width="0.853cm" svg:height="0.839cm" svg:x="3.348cm" svg:y="9.801cm">
          <draw:text-box>
            <text:p><text:span text:style-name="T8">X</text:span></text:p>
          </draw:text-box>
        </draw:frame>
        <draw:frame draw:style-name="gr7" draw:text-style-name="P9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4" draw:text-style-name="P20" draw:layer="layout" svg:width="9.202cm" svg:height="1.673cm" svg:x="10.2cm" svg:y="5.4cm">
          <draw:text-box>
            <text:p><text:span text:style-name="T6">Entonces, entre ellos nace ‘B2’</text:span></text:p>
            <text:p><text:span text:style-name="T6">(dibujo 8)</text:span></text:p>
          </draw:text-box>
        </draw:frame>
        <draw:custom-shape draw:style-name="gr25" draw:text-style-name="P23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2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0" draw:layer="layout" svg:width="10.8cm" svg:height="5.195cm" svg:x="1cm" svg:y="13cm">
          <draw:text-box>
            <text:p><text:span text:style-name="T6">Ahora que ‘B2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9.</text:span></text:p>
          </draw:text-box>
        </draw:frame>
        <draw:frame draw:style-name="gr8" draw:text-style-name="P10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23" draw:text-style-name="P21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23" draw:text-style-name="P22" draw:layer="layout" svg:width="0.853cm" svg:height="0.839cm" svg:x="3.348cm" svg:y="23.501cm">
          <draw:text-box>
            <text:p><text:span text:style-name="T8">X</text:span></text:p>
          </draw:text-box>
        </draw:frame>
        <draw:frame draw:style-name="gr7" draw:text-style-name="P9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9" draw:text-style-name="P20" draw:layer="layout" svg:width="9.235cm" svg:height="1.673cm" svg:x="10.2cm" svg:y="19.1cm">
          <draw:text-box>
            <text:p><text:span text:style-name="T6">Entonces, entre ellos nace ‘C3’</text:span></text:p>
            <text:p><text:span text:style-name="T6">(dibujo 10)</text:span></text:p>
          </draw:text-box>
        </draw:frame>
        <draw:custom-shape draw:style-name="gr25" draw:text-style-name="P23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2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1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2.649cm" svg:y="23.502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draw:style-name="gr7" draw:text-style-name="P9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0" draw:layer="layout" svg:width="10.8cm" svg:height="5.195cm" svg:x="1cm" svg:y="1cm">
          <draw:text-box>
            <text:p><text:span text:style-name="T6">Y ahora que ‘C3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11.</text:span></text:p>
          </draw:text-box>
        </draw:frame>
        <draw:frame draw:style-name="gr30" draw:text-style-name="P10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23" draw:text-style-name="P21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23" draw:text-style-name="P22" draw:layer="layout" svg:width="0.853cm" svg:height="0.839cm" svg:x="4.048cm" svg:y="10.801cm">
          <draw:text-box>
            <text:p><text:span text:style-name="T8">X</text:span></text:p>
          </draw:text-box>
        </draw:frame>
        <draw:frame draw:style-name="gr7" draw:text-style-name="P9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9" draw:text-style-name="P20" draw:layer="layout" svg:width="9.235cm" svg:height="1.673cm" svg:x="10.2cm" svg:y="7.1cm">
          <draw:text-box>
            <text:p><text:span text:style-name="T6">Entonces, entre ellos nace ‘D4’</text:span></text:p>
            <text:p><text:span text:style-name="T6">(dibujo 12)</text:span></text:p>
          </draw:text-box>
        </draw:frame>
        <draw:custom-shape draw:style-name="gr25" draw:text-style-name="P23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2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1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23" draw:text-style-name="P21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31" draw:text-style-name="P8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7" draw:text-style-name="P9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4" draw:text-style-name="P16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1.836cm" svg:height="0.569cm" svg:x="6.103cm" svg:y="25.401cm">
          <draw:text-box>
            <text:p><text:span text:style-name="T4">(dibujo 13)</text:span></text:p>
          </draw:text-box>
        </draw:frame>
        <draw:frame draw:style-name="gr32" draw:text-style-name="P8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3" draw:text-style-name="P8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draw:frame draw:style-name="gr34" draw:text-style-name="P20" draw:layer="layout" svg:width="18.8cm" svg:height="20.87cm" svg:x="1cm" svg:y="1.001cm">
          <draw:text-box>
            <text:p><text:span text:style-name="T6">Que ha sucedido ?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odríamos decir que el problema se ha resuelto solo.</text:span></text:p>
            <text:p><text:span text:style-name="T6"/></text:p>
            <text:p><text:span text:style-name="T6">Nadie ha pensado.</text:span></text:p>
            <text:p><text:span text:style-name="T6"/></text:p>
            <text:p><text:span text:style-name="T6">No se ha utilizado un cerebro para resolver el problema.</text:span></text:p>
            <text:p><text:span text:style-name="T6"/></text:p>
            <text:p><text:span text:style-name="T6">Ninguno de los individuos involucrados en la resolución </text:span></text:p>
            <text:p><text:span text:style-name="T6">conocía el problema que queríamos resolver,</text:span></text:p>
            <text:p><text:span text:style-name="T6">y ninguno de ellos tenía un cerebro.</text:span></text:p>
            <text:p><text:span text:style-name="T6"/></text:p>
            <text:p><text:span text:style-name="T6">Solo es reproduc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iénsalo unos días.</text:span></text:p>
            <text:p><text:span text:style-name="T6">La próxima semana empezaremos a sacar conclusiones.</text:span></text:p>
            <text:p><text:span text:style-name="T6"/></text:p>
            <text:p><text:span text:style-name="T6">Este sencillo experimento tiene muchas e importantes implicaciones.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17T17:12:20.557000000</dc:date>
    <meta:editing-duration>PT3H56M3S</meta:editing-duration>
    <meta:editing-cycles>54</meta:editing-cycles>
    <meta:generator>LibreOffice/7.3.5.2$Windows_X86_64 LibreOffice_project/184fe81b8c8c30d8b5082578aee2fed2ea847c01</meta:generator>
    <meta:document-statistic meta:object-count="301"/>
  </office:meta>
</office:document-meta>
</file>